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Yu Gothic UI Semilight" fo:font-size="13pt" style:font-size-asian="13pt" style:font-size-complex="13pt"/>
    </style:style>
    <style:style style:name="P2" style:family="paragraph" style:parent-style-name="Standard">
      <style:text-properties style:font-name="Yu Gothic UI Semilight" fo:font-size="12pt" style:font-size-asian="12pt" style:font-size-complex="12pt"/>
    </style:style>
    <style:style style:name="P3" style:family="paragraph" style:parent-style-name="Standard">
      <style:text-properties style:font-name="Yu Gothic UI Semilight" fo:font-size="12pt" style:font-size-asian="12pt" style:font-size-complex="12pt"/>
    </style:style>
    <style:style style:name="P4" style:family="paragraph" style:parent-style-name="Standard" style:list-style-name="L1">
      <style:text-properties style:font-name="Yu Gothic UI Semilight" fo:font-size="12pt" style:font-size-asian="12pt" style:font-size-complex="12pt"/>
    </style:style>
    <style:style style:name="P5" style:family="paragraph" style:parent-style-name="Standard">
      <style:text-properties style:font-name="Yu Gothic UI Semilight"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4504234470629087365" text:style-name="L1">
        <text:list-item>
          <text:p text:style-name="P4">Introduzione</text:p>
        </text:list-item>
        <text:list-item>
          <text:p text:style-name="P4">Schema a blocchi</text:p>
        </text:list-item>
        <text:list-item>
          <text:p text:style-name="P4">Primi stadi della realizzazione e specifiche</text:p>
        </text:list-item>
        <text:list-item>
          <text:p text:style-name="P4">Il "testing" semplificato, ecco come</text:p>
        </text:list-item>
        <text:list-item>
          <text:p text:style-name="P4">"What's on board?"</text:p>
          <text:list>
            <text:list-item>
              <text:p text:style-name="P4">Microcontrollori</text:p>
              <text:list>
                <text:list-item>
                  <text:p text:style-name="P4">La mente, Teensy 4.1</text:p>
                </text:list-item>
                <text:list-item>
                  <text:p text:style-name="P4">Il braccio, Arduino Pro Mini</text:p>
                </text:list-item>
                <text:list-item>
                  <text:p text:style-name="P4">Perchè due?</text:p>
                </text:list-item>
                <text:list-item>
                  <text:p text:style-name="P4">Regole e linguaggi di programmazione</text:p>
                </text:list-item>
              </text:list>
            </text:list-item>
            <text:list-item>
              <text:p text:style-name="P4">Sensori</text:p>
              <text:list>
                <text:list-item>
                  <text:p text:style-name="P4">Bluetooth, per comunicare</text:p>
                </text:list-item>
                <text:list-item>
                  <text:p text:style-name="P4">Camera, per vedere</text:p>
                </text:list-item>
                <text:list-item>
                  <text:p text:style-name="P4">IMU, per sapere dove ci si trova</text:p>
                </text:list-item>
                <text:list-item>
                  <text:p text:style-name="P4">Sensori IR, per localizzare la palla</text:p>
                </text:list-item>
              </text:list>
            </text:list-item>
            <text:list-item>
              <text:p text:style-name="P4">Alimentazione</text:p>
            </text:list-item>
            <text:list-item>
              <text:p text:style-name="P4">Driver</text:p>
            </text:list-item>
            <text:list-item>
              <text:p text:style-name="P4">Eppur si muove! , il moto olonomico</text:p>
            </text:list-item>
          </text:list>
        </text:list-item>
        <text:list-item>
          <text:p text:style-name="P4">Possibilità di espansione</text:p>
        </text:list-item>
        <text:list-item>
          <text:p text:style-name="P4">La programmazione SPQR, raccontata da una develope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Introduzione </text:p>
      <text:p text:style-name="P1"/>
      <text:p text:style-name="P2">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2">Ma, un robot, come fa a funzionare?</text:p>
      <text:p text:style-name="P2">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2">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2">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2">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2"/>
      <text:p text:style-name="P2"/>
      <text:p text:style-name="P2"/>
      <text:p text:style-name="P2"/>
      <text:p text:style-name="P1"><text:soft-page-break/>Schema a blocch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imi stadi della realizzazione e specifiche</text:p>
      <text:p text:style-name="P1"/>
      <text:p text:style-name="P1"/>
      <text:p text:style-name="P1"/>
      <text:p text:style-name="P2"/>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1M3S</meta:editing-duration>
    <meta:editing-cycles>23</meta:editing-cycles>
    <meta:generator>OpenOffice/4.1.6$Win32 OpenOffice.org_project/416m1$Build-9790</meta:generator>
    <dc:date>2021-05-11T11:49:51.72</dc:date>
    <dc:creator>Siria Sannino</dc:creator>
    <meta:document-statistic meta:table-count="0" meta:image-count="0" meta:object-count="0" meta:page-count="4" meta:paragraph-count="30" meta:word-count="478" meta:character-count="3007"/>
    <meta:user-defined meta:name="Info 1"/>
    <meta:user-defined meta:name="Info 2"/>
    <meta:user-defined meta:name="Info 3"/>
    <meta:user-defined meta:name="Info 4"/>
  </office:meta>
</office:document-meta>
</file>